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Liberation Serif" svg:font-family="'Liberation Serif'"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5f_text">
      <style:text-properties fo:language="ru" fo:country="RU" officeooo:rsid="003e60e5" officeooo:paragraph-rsid="003e60e5"/>
    </style:style>
    <style:style style:name="P2" style:family="paragraph" style:parent-style-name="_5f_text">
      <style:text-properties fo:language="ru" fo:country="RU" officeooo:rsid="003e9324" officeooo:paragraph-rsid="003e9324"/>
    </style:style>
    <style:style style:name="P3" style:family="paragraph" style:parent-style-name="_5f_text">
      <style:text-properties fo:language="ru" fo:country="RU" officeooo:rsid="004024d2" officeooo:paragraph-rsid="004024d2"/>
    </style:style>
    <style:style style:name="P4" style:family="paragraph" style:parent-style-name="_5f_text">
      <style:text-properties fo:language="ru" fo:country="RU" officeooo:rsid="004e0e84" officeooo:paragraph-rsid="004e0e84"/>
    </style:style>
    <style:style style:name="P5" style:family="paragraph" style:parent-style-name="_5f_text">
      <style:text-properties fo:language="ru" fo:country="RU" officeooo:rsid="004e75ca" officeooo:paragraph-rsid="004e75ca"/>
    </style:style>
    <style:style style:name="P6" style:family="paragraph" style:parent-style-name="_5f_text">
      <style:text-properties fo:language="ru" fo:country="RU" officeooo:rsid="004e75ca" officeooo:paragraph-rsid="0054bdbd"/>
    </style:style>
    <style:style style:name="P7" style:family="paragraph" style:parent-style-name="_5f_text">
      <style:text-properties fo:language="ru" fo:country="RU" officeooo:rsid="004fe5e9" officeooo:paragraph-rsid="0054bdbd"/>
    </style:style>
    <style:style style:name="P8" style:family="paragraph" style:parent-style-name="_5f_text">
      <style:text-properties fo:language="ru" fo:country="RU" officeooo:rsid="00680499" officeooo:paragraph-rsid="00680499"/>
    </style:style>
    <style:style style:name="P9" style:family="paragraph" style:parent-style-name="_5f_code">
      <style:text-properties fo:language="en" fo:country="US" officeooo:rsid="004e0e84" officeooo:paragraph-rsid="004e0e84"/>
    </style:style>
    <style:style style:name="P10" style:family="paragraph" style:parent-style-name="_5f_code">
      <style:text-properties fo:language="ru" fo:country="RU" officeooo:rsid="004e0e84" officeooo:paragraph-rsid="004e0e84"/>
    </style:style>
    <style:style style:name="P11" style:family="paragraph" style:parent-style-name="_5f_code">
      <style:text-properties fo:language="zxx" fo:country="none" style:language-asian="zxx" style:country-asian="none" style:language-complex="zxx" style:country-complex="none"/>
    </style:style>
    <style:style style:name="P12" style:family="paragraph" style:parent-style-name="_5f_code">
      <style:text-properties fo:language="zxx" fo:country="none" officeooo:paragraph-rsid="00645a9c" style:language-asian="zxx" style:country-asian="none" style:language-complex="zxx" style:country-complex="none"/>
    </style:style>
    <style:style style:name="P13" style:family="paragraph" style:parent-style-name="_5f_paragraph">
      <style:text-properties officeooo:rsid="00554c4f" officeooo:paragraph-rsid="00554c4f"/>
    </style:style>
    <style:style style:name="P14" style:family="paragraph" style:parent-style-name="_5f_paragraph">
      <style:text-properties fo:language="ru" fo:country="RU" officeooo:rsid="006cd049" officeooo:paragraph-rsid="006cd049"/>
    </style:style>
    <style:style style:name="P15" style:family="paragraph" style:parent-style-name="_5f_code">
      <style:text-properties fo:language="en" fo:country="US" officeooo:rsid="004e0e84" officeooo:paragraph-rsid="004e0e84"/>
    </style:style>
    <style:style style:name="P16" style:family="paragraph" style:parent-style-name="_5f_heading_5f_top" style:list-style-name="L1"/>
    <style:style style:name="P17" style:family="paragraph" style:parent-style-name="_5f_text">
      <style:text-properties fo:language="ru" fo:country="RU" officeooo:rsid="003e9324" officeooo:paragraph-rsid="003e9324"/>
    </style:style>
    <style:style style:name="T1" style:family="text">
      <style:text-properties fo:language="en" fo:country="US"/>
    </style:style>
    <style:style style:name="T2" style:family="text">
      <style:text-properties fo:language="en" fo:country="US" officeooo:rsid="003e9324"/>
    </style:style>
    <style:style style:name="T3" style:family="text">
      <style:text-properties fo:language="en" fo:country="US" officeooo:rsid="004024d2"/>
    </style:style>
    <style:style style:name="T4" style:family="text">
      <style:text-properties fo:language="en" fo:country="US" officeooo:rsid="0054bdbd"/>
    </style:style>
    <style:style style:name="T5" style:family="text">
      <style:text-properties officeooo:rsid="003f00f3"/>
    </style:style>
    <style:style style:name="T6" style:family="text">
      <style:text-properties style:font-name="Hack" fo:font-size="9pt" fo:language="en" fo:country="US" fo:font-weight="normal"/>
    </style:style>
    <style:style style:name="T7" style:family="text">
      <style:text-properties officeooo:rsid="00514d64"/>
    </style:style>
    <style:style style:name="T8" style:family="text">
      <style:text-properties officeooo:rsid="00554c4f"/>
    </style:style>
    <style:style style:name="T9" style:family="text">
      <style:text-properties fo:language="ru" fo:country="RU"/>
    </style:style>
    <style:style style:name="T10" style:family="text">
      <style:text-properties fo:language="ru" fo:country="RU" officeooo:rsid="005aa738"/>
    </style:style>
    <style:style style:name="T11" style:family="text">
      <style:text-properties fo:language="ru" fo:country="RU" officeooo:rsid="005f5acd"/>
    </style:style>
    <style:style style:name="T12" style:family="text">
      <style:text-properties fo:language="ru" fo:country="RU" officeooo:rsid="0065ed0e"/>
    </style:style>
    <style:style style:name="T13" style:family="text">
      <style:text-properties fo:language="ru" fo:country="RU" officeooo:rsid="006fef69"/>
    </style:style>
    <style:style style:name="T14" style:family="text">
      <style:text-properties style:font-name="Calibri Light" fo:font-size="11pt" fo:language="ru" fo:country="RU" fo:font-weight="250" officeooo:rsid="005aa738"/>
    </style:style>
    <style:style style:name="T15" style:family="text">
      <style:text-properties officeooo:rsid="006fef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Из под админа</text:p>
      <text:p text:style-name="_5f_code">sudo apt update</text:p>
      <text:p text:style-name="_5f_code">sudo apt-<text:span text:style-name="T2">get -y</text:span> install mysql-server</text:p>
      <text:p text:style-name="_5f_paragraph"><text:span text:style-name="T14">при</text:span><text:span text:style-name="T10"> необходимости? </text:span><text:span text:style-name="T12">Но обычно нет</text:span></text:p>
      <text:p text:style-name="_5f_code">sudo mysql_secure_installation</text:p>
      <text:p text:style-name="P8">дальше диалог с настройками</text:p>
      <text:p text:style-name="_5f_heading_5f_4">Отключаем auth_socket у админа</text:p>
      <text:p text:style-name="_5f_code">sudo mysql</text:p>
      <text:p text:style-name="_5f_code">SELECT user,authentication_string,plugin,host FROM mysql.user;</text:p>
      <text:p text:style-name="_5f_code">ALTER USER 'root'@'localhost' IDENTIFIED WITH caching_sha2_password BY '<text:span text:style-name="T1">master2020</text:span>';</text:p>
      <text:p text:style-name="_5f_code">FLUSH PRIVILEGES;</text:p>
      <text:p text:style-name="_5f_code">exit;</text:p>
      <text:p text:style-name="P3">Повторный вход</text:p>
      <text:p text:style-name="_5f_code">sudo mysql -<text:span text:style-name="T3">u</text:span> <text:span text:style-name="T1">root -p</text:span></text:p>
      <text:p text:style-name="_5f_paragraph">Создание базы, <text:span text:style-name="T5">пользователя и установка прав</text:span></text:p>
      <text:p text:style-name="P12">CREATE DATABASE wordpress CHARACTER SET utf8mb4 COLLATE utf8mb4_ru_0900_ai_ci;</text:p>
      <text:p text:style-name="P11">CREATE USER 'wordpress'@'%' IDENTIFIED BY 'wordpress';</text:p>
      <text:p text:style-name="P11">GRANT SELECT, INSERT, UPDATE, DELETE, CREATE, DROP, GRANT OPTION, REFERENCES, INDEX, ALTER, CREATE TEMPORARY TABLES, LOCK TABLES, CREATE VIEW, SHOW VIEW, CREATE ROUTINE, ALTER ROUTINE, EXECUTE ON wordpress.* TO 'wordpress'@'%';</text:p>
      <text:p text:style-name="P11">FLUSH PRIVILEGES;</text:p>
      <text:p text:style-name="_5f_comment">Для команд CREATE PROCEDURE и CREATE FUNCTION требуются привилегия пользователя CREATE ROUTINE. Также может потребоваться привилегия SUPER, это зависит от значения DEFINER, которое будет описано далее. Если включен бинарный лог для CREATE FUNCTION, то может потребоваться привилегия SUPER. По умолчанию MySQL автоматически предоставляет для создателя подпрограммы привилегии ALTER ROUTINE и EXECUTE. Такое поведение можно изменить, отключив системную переменную automatic_sp_privileges:</text:p>
      <text:p text:style-name="_5f_heading_5f_top">Ходовые команды</text:p>
      <text:p text:style-name="_5f_paragraph">Посмотреть права <text:span text:style-name="T8">пользователя</text:span></text:p>
      <text:p text:style-name="_5f_code">SHOW GRANTS FOR 'user'@'host' или SHOW GRANTS FOR CURRENT_USER,</text:p>
      <text:p text:style-name="P13">удалить права</text:p>
      <text:p text:style-name="_5f_code">REVOKE ALL PRIVILEGES, GRANT OPTION FROM 'bloguser'@'localhost';</text:p>
      <text:p text:style-name="_5f_paragraph">список пользователей</text:p>
      <text:p text:style-name="_5f_code">SELECT user FROM mysql.user;</text:p>
      <text:p text:style-name="P5">проверяем права <text:span text:style-name="T7">пользователя</text:span></text:p>
      <text:p text:style-name="P7">SELECT * FROM mysql.user <text:span text:style-name="T4">where user='superstaff'</text:span>;</text:p>
      <text:p text:style-name="P6"/>
      <text:p text:style-name="P5">show grants for userstaff@localhost;</text:p>
      <text:p text:style-name="P4">входим под пользователем</text:p>
      <text:p text:style-name="_5f_heading_5f_bottom">Список баз</text:p>
      <text:p text:style-name="P10">mysql -<text:span text:style-name="T3">u</text:span><text:span text:style-name="T1"> </text:span><text:span text:style-name="T6">staff</text:span><text:span text:style-name="T1"> -p</text:span></text:p>
      <text:p text:style-name="P9">SHOW DATABASES;</text:p>
      <text:p text:style-name="P9">SHOW DATABASES; - список баз данных</text:p>
      <text:p text:style-name="P9">SHOW TABLES [FROM db_name]; - <text:s/>список таблиц в базе </text:p>
      <text:p text:style-name="P9">SHOW TABLE status;- <text:span text:style-name="T13">кодировки таблиц</text:span></text:p>
      <text:p text:style-name="P9"><text:soft-page-break/>SHOW COLUMNS FROM таблица [FROM db_name]; - список столбцов в таблице</text:p>
      <text:p text:style-name="P9">SHOW CREATE TABLE table_name; - показать структуру таблицы в формате "CREATE TABLE"</text:p>
      <text:p text:style-name="P9">SHOW INDEX FROM tbl_name; - список индексов</text:p>
      <text:p text:style-name="P9">SHOW GRANTS FOR user [FROM db_name]; - привилегии для пользователя.</text:p>
      <text:p text:style-name="P9"/>
      <text:p text:style-name="P9"/>
      <text:p text:style-name="P9">SHOW VARIABLES; - значения системных переменных</text:p>
      <text:p text:style-name="P9">SHOW [FULL] PROCESSLIST; - статистика по mysqld процессам</text:p>
      <text:p text:style-name="P9">SHOW STATUS; - общая статистика</text:p>
      <text:p text:style-name="P9">SHOW TABLE STATUS [FROM db_name]; - статистика по всем таблицам в базе</text:p>
      <text:p text:style-name="P2"/>
      <text:p text:style-name="P2">Установка базы данных по умолчанию</text:p>
      <text:p text:style-name="P2">--</text:p>
      <text:p text:style-name="P2">USE staff;</text:p>
      <text:p text:style-name="_5f_heading_5f_top">Соединение</text:p>
      <text:p text:style-name="_5f_paragraph">Пробуем соединится <text:span text:style-name="T11">с базой снаружи. </text:span>Ошибка 10061</text:p>
      <text:p text:style-name="_5f_paragraph">Откройте файл <text:span text:style-name="_5f_bold">/etc/mysql/mysql.conf.d/mysqld.cnf</text:span> в текстовом редакторе :</text:p>
      <text:p text:style-name="_5f_code">cd /etc/mysql/mysql.conf.d</text:p>
      <text:p text:style-name="_5f_code">sudo mc</text:p>
      <text:p text:style-name="_5f_text">Найдите строку, которая начинается с <text:span text:style-name="_5f_bold">bind-address</text:span> и установите в качестве значения <text:span text:style-name="_5f_bold">IP-адрес</text:span>, который должен прослушивать сервер MySQL.</text:p>
      <text:p text:style-name="_5f_text">По умолчанию установлено значение <text:span text:style-name="_5f_bold">127.0.0.1</text:span> (прослушивается только на локальном хосте).</text:p>
      <text:p text:style-name="_5f_text">В этом примере мы настроим сервер MySQL на прослушивание всех интерфейсов IPv4, изменив значение на <text:span text:style-name="_5f_bold">0.0.0.0</text:span></text:p>
      <text:p text:style-name="_5f_code">bind-address <text:s text:c="10"/>= 0.0.0.0</text:p>
      <text:p text:style-name="_5f_code"># skip-networking</text:p>
      <text:p text:style-name="_5f_text">Чтобы перезапустить службу MySQL в Debian или Ubuntu, введите:</text:p>
      <text:p text:style-name="_5f_code">sudo systemctl restart mysql</text:p>
      <text:p text:style-name="_5f_text"/>
      <text:list xml:id="list3772095952" text:style-name="L1">
        <text:list-header>
          <text:p text:style-name="P16">MySQLi</text:p>
        </text:list-header>
      </text:list>
      <text:p text:style-name="_5f_code">sudo apt-get install php-mysql</text:p>
      <text:p text:style-name="_5f_text">Я нашел решение. Я могу включить расширение MySQLi в php.ini. Я только что раскомментировал эту строку в php.ini:</text:p>
      <text:p text:style-name="_5f_text"/>
      <text:p text:style-name="_5f_code">extension=php_mysqli.dll</text:p>
      <text:p text:style-name="_5f_text">Теперь MySQLi работает хорошо. Вот php.iniпуть к файлу в среде Apache 2, PHP 7 и Ubuntu 14.04:</text:p>
      <text:p text:style-name="_5f_text"/>
      <text:p text:style-name="_5f_text">/etc/php/7.0/apache2/php.ini</text:p>
      <text:p text:style-name="_5f_text">По умолчанию расширение MySQLi отключено в PHP 7.</text:p>
      <text:p text:style-name="_5f_text"/>
      <text:p text:style-name="_5f_heading_5f_middle_5f_2">Пишем <text:span text:style-name="T9">процедуры</text:span> в базу</text:p>
      <text:p text:style-name="P14">Пока нет проблем. Ждем ошибуку</text:p>
      <text:p text:style-name="_5f_text"><text:soft-page-break/></text:p>
      <text:p text:style-name="_5f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Liberation Serif" svg:font-family="'Liberation Serif'"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ent-style-name="_5f_paragraph">
      <style:paragraph-properties fo:margin-left="0cm" fo:margin-right="0cm" fo:margin-top="0.101cm" fo:margin-bottom="0.101cm" style:contextual-spacing="false" fo:line-height="0.45cm" fo:text-indent="0cm" style:auto-text-indent="false"/>
      <style:text-properties fo:language="zxx" fo:country="none"/>
    </style:style>
    <style:style style:name="_5f_heading_5f_1" style:display-name="_heading_1"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20pt"/>
    </style:style>
    <style:style style:name="_5f_heading_5f_2" style:display-name="_heading_2" style:family="paragraph" style:parent-style-name="_5f_heading_5f_1">
      <style:text-properties fo:font-variant="normal" fo:text-transform="none" fo:font-size="18pt"/>
    </style:style>
    <style:style style:name="_5f_code" style:display-name="_code" style:family="paragraph" style:master-page-name="">
      <loext:graphic-properties draw:fill="solid" draw:fill-color="#f6f8fa"/>
      <style:paragraph-properties fo:margin-left="0cm" fo:margin-right="0cm" fo:margin-top="0cm" fo:margin-bottom="0.101cm" style:contextual-spacing="true" fo:text-indent="0cm" style:auto-text-indent="false" style:page-number="auto" fo:background-color="#f6f8fa" fo:padding="0.101cm" fo:border="0.26pt solid #00a933">
        <style:tab-stops>
          <style:tab-stop style:position="0.499cm"/>
          <style:tab-stop style:position="1cm"/>
          <style:tab-stop style:position="1.499cm"/>
          <style:tab-stop style:position="2cm"/>
          <style:tab-stop style:position="2.499cm"/>
          <style:tab-stop style:position="3cm"/>
        </style:tab-stops>
      </style:paragraph-properties>
      <style:text-properties style:font-name="Hack" fo:font-family="Hack" style:font-style-name="Обычный" style:font-family-generic="modern" style:font-pitch="fixed" fo:font-size="8pt" fo:language="zxx" fo:country="none" fo:font-weight="normal"/>
    </style:style>
    <style:style style:name="_5f_heading_5f_3" style:display-name="_heading_3" style:family="paragraph" style:parent-style-name="_5f_heading_5f_2">
      <style:text-properties fo:font-size="16pt"/>
    </style:style>
    <style:style style:name="_5f_heading_5f_4" style:display-name="_heading_4" style:family="paragraph" style:parent-style-name="_5f_heading_5f_3">
      <style:text-properties fo:font-size="14pt"/>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_5f_mycomment" style:display-name="_mycomment" style:family="paragraph" style:parent-style-name="_5f_text">
      <style:paragraph-properties fo:padding="0.049cm" fo:border="0.26pt solid #e8a202"/>
    </style:style>
    <style:style style:name="_5f_paragraph" style:display-name="_paragraph" style:family="paragraph">
      <style:paragraph-properties fo:margin-left="0cm" fo:margin-right="0cm" fo:margin-top="0cm" fo:margin-bottom="0.199cm" style:contextual-spacing="false" fo:line-height="100%" fo:text-align="justify" style:justify-single-word="false" fo:text-indent="0.499cm" style:auto-text-indent="false"/>
      <style:text-properties style:font-name="Calibri Light" fo:font-family="'Calibri Light'" style:font-style-name="Обычный" style:font-family-generic="swiss" style:font-pitch="variable" fo:font-size="11pt" fo:font-weight="250" officeooo:rsid="00409ea1"/>
    </style:style>
    <style:style style:name="_5f_heading_5f_top" style:display-name="_heading_top" style:family="paragraph" style:master-page-name="">
      <style:paragraph-properties fo:margin-top="0.3cm" fo:margin-bottom="0.3cm" style:contextual-spacing="true" fo:text-align="center" style:justify-single-word="false" style:page-number="auto">
        <style:tab-stops/>
      </style:paragraph-properties>
      <style:text-properties fo:font-variant="normal" fo:text-transform="none" style:font-name="Bebas Neue Pro" fo:font-family="'Bebas Neue Pro'" style:font-style-name="Обычный" style:font-family-generic="swiss" style:font-pitch="variable" fo:font-size="20pt"/>
    </style:style>
    <style:style style:name="_5f_heading_5f_middle_5f_1" style:display-name="_heading_middle_1" style:family="paragraph" style:parent-style-name="_5f_heading_5f_top">
      <style:text-properties fo:font-variant="normal" fo:text-transform="none" fo:font-size="18pt"/>
    </style:style>
    <style:style style:name="_5f_heading_5f_middle_5f_2" style:display-name="_heading_middle_2" style:family="paragraph" style:parent-style-name="_5f_heading_5f_middle_5f_1">
      <style:text-properties fo:font-size="16pt"/>
    </style:style>
    <style:style style:name="_5f_heading_5f_bottom" style:display-name="_heading_bottom" style:family="paragraph" style:parent-style-name="_5f_heading_5f_middle_5f_2" style:master-page-name="">
      <style:paragraph-properties fo:margin-left="0cm" fo:margin-right="0cm" fo:margin-top="0.199cm" fo:margin-bottom="0.199cm" style:contextual-spacing="false" fo:text-align="start" style:justify-single-word="false" fo:text-indent="0cm" style:auto-text-indent="false" style:page-number="auto">
        <style:tab-stops/>
      </style:paragraph-properties>
      <style:text-properties style:font-name="Bebas Neue Pro Expanded" fo:font-family="'Bebas Neue Pro Expanded'" style:font-style-name="Жирный" style:font-family-generic="swiss" style:font-pitch="variable" fo:font-size="14pt" fo:font-weight="bold"/>
    </style:style>
    <style:style style:name="_5f_comment" style:display-name="_comment" style:family="paragraph" style:parent-style-name="_5f_text" style:master-page-name="">
      <style:paragraph-properties style:page-number="auto" fo:padding-left="0.199cm" fo:padding-right="0.199cm" fo:padding-top="0.049cm" fo:padding-bottom="0.049cm" fo:border="1.25pt solid #81d41a"/>
    </style:style>
    <style:style style:name="_5f_attention" style:display-name="_attention" style:family="paragraph" style:parent-style-name="_5f_code">
      <loext:graphic-properties draw:fill="none" draw:fill-color="#ffffa6"/>
      <style:paragraph-properties fo:background-color="transparent" style:border-line-width="0.026cm 0.004cm 0.053cm" fo:padding="0.101cm" fo:border="2.35pt double #ff5429"/>
      <style:text-properties style:font-name="Calibri Light" fo:font-family="'Calibri Light'" style:font-style-name="Обычный" style:font-family-generic="swiss" style:font-pitch="variable" fo:font-size="10pt" fo:font-weight="bold"/>
    </style:style>
    <style:style style:name="_5f_list" style:display-name="_list" style:family="paragraph" style:parent-style-name="_5f_paragraph">
      <style:paragraph-properties fo:margin-left="0cm" fo:margin-right="0cm" fo:margin-top="0cm" fo:margin-bottom="0.199cm" style:contextual-spacing="true" fo:text-indent="0.101cm" style:auto-text-indent="false">
        <style:tab-stops>
          <style:tab-stop style:position="1cm"/>
          <style:tab-stop style:position="2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5f_examine" style:display-name="_examine" style:family="paragraph" style:parent-style-name="_5f_text" style:master-page-name="">
      <loext:graphic-properties draw:fill="none" draw:fill-color="#ff0000"/>
      <style:paragraph-properties fo:margin-left="0cm" fo:margin-right="0cm" fo:text-indent="0cm" style:auto-text-indent="false" style:page-number="auto" fo:background-color="transparent" fo:padding-left="0.199cm" fo:padding-right="0.199cm" fo:padding-top="0cm" fo:padding-bottom="0cm" fo:border="1.25pt solid #ff0000">
        <style:tab-stops/>
      </style:paragraph-properties>
      <style:text-properties style:use-window-font-color="true" loext:opacity="0%" style:font-name="Calibri Light1" fo:font-family="'Calibri Light'" style:font-style-name="Жирный" style:font-family-generic="swiss" style:font-pitch="variable" fo:language="ru" fo:country="RU" fo:font-weight="bold" officeooo:rsid="001e3f4c"/>
    </style:style>
    <style:style style:name="_5f_out" style:display-name="_out" style:family="paragraph" style:parent-style-name="_5f_code">
      <loext:graphic-properties draw:fill="solid" draw:fill-color="#fff5ce"/>
      <style:paragraph-properties fo:background-color="#fff5c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1" fo:font-family="'Calibri Light'" style:font-style-name="Жирный" style:font-family-generic="swiss" style:font-pitch="variable" fo:font-size="11pt" fo:language="zxx" fo:country="none" fo:font-weight="bold"/>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1-31T21:11:14.206000000</dc:date>
    <meta:editing-duration>PT13H38M44S</meta:editing-duration>
    <meta:editing-cycles>67</meta:editing-cycles>
    <meta:generator>LibreOffice/7.0.3.1$Windows_X86_64 LibreOffice_project/d7547858d014d4cf69878db179d326fc3483e082</meta:generator>
    <meta:document-statistic meta:table-count="0" meta:image-count="0" meta:object-count="0" meta:page-count="3" meta:paragraph-count="69" meta:word-count="452" meta:character-count="3375" meta:non-whitespace-character-count="2980"/>
  </office:meta>
</office:document-meta>
</file>